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1b54" officeooo:paragraph-rsid="000f1b54"/>
    </style:style>
    <style:style style:name="P2" style:family="paragraph" style:parent-style-name="Standard">
      <style:text-properties officeooo:rsid="0010f1a5" officeooo:paragraph-rsid="0010f1a5"/>
    </style:style>
    <style:style style:name="P3" style:family="paragraph" style:parent-style-name="Standard">
      <style:text-properties officeooo:rsid="00127220" officeooo:paragraph-rsid="00127220"/>
    </style:style>
    <style:style style:name="P4" style:family="paragraph" style:parent-style-name="Standard">
      <style:text-properties officeooo:rsid="00183bd3" officeooo:paragraph-rsid="00183bd3"/>
    </style:style>
    <style:style style:name="P5" style:family="paragraph" style:parent-style-name="Standard">
      <style:text-properties fo:font-weight="bold" officeooo:rsid="001d4b8c" officeooo:paragraph-rsid="001d4b8c" style:font-weight-asian="bold" style:font-weight-complex="bold"/>
    </style:style>
    <style:style style:name="P6" style:family="paragraph" style:parent-style-name="Standard">
      <style:text-properties fo:font-weight="normal" officeooo:rsid="001d4b8c" officeooo:paragraph-rsid="001d4b8c" style:font-weight-asian="normal" style:font-weight-complex="normal"/>
    </style:style>
    <style:style style:name="P7" style:family="paragraph" style:parent-style-name="Standard">
      <style:text-properties fo:font-weight="normal" officeooo:rsid="002041a5" officeooo:paragraph-rsid="002041a5" style:font-weight-asian="normal" style:font-weight-complex="normal"/>
    </style:style>
    <style:style style:name="P8" style:family="paragraph" style:parent-style-name="Standard">
      <style:text-properties fo:font-weight="normal" officeooo:rsid="002632d4" officeooo:paragraph-rsid="002632d4" style:font-weight-asian="normal" style:font-weight-complex="normal"/>
    </style:style>
    <style:style style:name="P9" style:family="paragraph" style:parent-style-name="Standard">
      <style:text-properties officeooo:paragraph-rsid="001d4b8c"/>
    </style:style>
    <style:style style:name="P10" style:family="paragraph" style:parent-style-name="Standard">
      <style:text-properties officeooo:paragraph-rsid="002041a5"/>
    </style:style>
    <style:style style:name="P11" style:family="paragraph" style:parent-style-name="Standard">
      <style:paragraph-properties style:border-line-width-bottom="0.012cm 0.012cm 0.012cm" fo:padding="0.074cm" fo:border-left="none" fo:border-right="none" fo:border-top="none" fo:border-bottom="0.99pt double #000000" style:join-border="false"/>
      <style:text-properties officeooo:paragraph-rsid="002041a5"/>
    </style:style>
    <style:style style:name="P12" style:family="paragraph" style:parent-style-name="Text_20_body">
      <style:text-properties officeooo:rsid="0010f1a5" officeooo:paragraph-rsid="0010f1a5"/>
    </style:style>
    <style:style style:name="P13" style:family="paragraph" style:parent-style-name="List_20_Heading">
      <style:text-properties officeooo:rsid="0010f1a5" officeooo:paragraph-rsid="0010f1a5"/>
    </style:style>
    <style:style style:name="P14" style:family="paragraph" style:parent-style-name="List_20_Heading">
      <style:text-properties fo:font-weight="bold" style:font-weight-asian="bold" style:font-weight-complex="bold"/>
    </style:style>
    <style:style style:name="P15" style:family="paragraph" style:parent-style-name="Heading_20_3">
      <style:text-properties fo:font-weight="bold" officeooo:rsid="002632d4" officeooo:paragraph-rsid="002632d4" style:font-weight-asian="bold" style:font-weight-complex="bold"/>
    </style:style>
    <style:style style:name="P16" style:family="paragraph" style:parent-style-name="Preformatted_20_Text">
      <style:text-properties fo:font-weight="bold" officeooo:rsid="001d4b8c" officeooo:paragraph-rsid="001d4b8c" style:font-weight-asian="bold" style:font-weight-complex="bold"/>
    </style:style>
    <style:style style:name="P17" style:family="paragraph" style:parent-style-name="Preformatted_20_Text">
      <style:text-properties fo:font-weight="bold" officeooo:rsid="002041a5" officeooo:paragraph-rsid="002041a5" style:font-weight-asian="bold" style:font-weight-complex="bold"/>
    </style:style>
    <style:style style:name="P18" style:family="paragraph" style:parent-style-name="Preformatted_20_Text">
      <style:text-properties fo:font-weight="normal" officeooo:rsid="001d4b8c" officeooo:paragraph-rsid="001d4b8c" style:font-weight-asian="normal" style:font-weight-complex="normal"/>
    </style:style>
    <style:style style:name="P19" style:family="paragraph" style:parent-style-name="Preformatted_20_Text">
      <style:text-properties fo:font-weight="normal" officeooo:rsid="002041a5" officeooo:paragraph-rsid="002041a5" style:font-weight-asian="normal" style:font-weight-complex="normal"/>
    </style:style>
    <style:style style:name="P20" style:family="paragraph" style:parent-style-name="Preformatted_20_Text">
      <style:text-properties fo:font-weight="normal" officeooo:rsid="002632d4" officeooo:paragraph-rsid="002632d4" style:font-weight-asian="normal" style:font-weight-complex="normal"/>
    </style:style>
    <style:style style:name="P21" style:family="paragraph" style:parent-style-name="Preformatted_20_Text">
      <style:text-properties officeooo:paragraph-rsid="002041a5"/>
    </style:style>
    <style:style style:name="P22" style:family="paragraph" style:parent-style-name="Preformatted_20_Text">
      <style:text-properties officeooo:paragraph-rsid="002632d4"/>
    </style:style>
    <style:style style:name="P23" style:family="paragraph" style:parent-style-name="Preformatted_20_Text">
      <style:paragraph-properties fo:margin-top="0cm" fo:margin-bottom="0.499cm" loext:contextual-spacing="false"/>
    </style:style>
    <style:style style:name="P24" style:family="paragraph" style:parent-style-name="List_20_Contents">
      <style:paragraph-properties fo:margin-top="0cm" fo:margin-bottom="0.499cm" loext:contextual-spacing="false"/>
    </style:style>
    <style:style style:name="T1" style:family="text">
      <style:text-properties fo:font-weight="bold" style:font-weight-asian="bold" style:font-weight-complex="bold"/>
    </style:style>
    <style:style style:name="T2" style:family="text">
      <style:text-properties officeooo:rsid="00127220"/>
    </style:style>
    <style:style style:name="T3" style:family="text">
      <style:text-properties fo:font-weight="normal" style:font-weight-asian="normal" style:font-weight-complex="normal"/>
    </style:style>
    <style:style style:name="T4" style:family="text">
      <style:text-properties fo:font-weight="normal" officeooo:rsid="001d4b8c" style:font-weight-asian="normal" style:font-weight-complex="normal"/>
    </style:style>
    <style:style style:name="T5" style:family="text">
      <style:text-properties fo:font-weight="normal" officeooo:rsid="002041a5" style:font-weight-asian="normal" style:font-weight-complex="normal"/>
    </style:style>
    <style:style style:name="T6" style:family="text">
      <style:text-properties fo:font-weight="normal" officeooo:rsid="002632d4" style:font-weight-asian="normal" style:font-weight-complex="normal"/>
    </style:style>
    <style:style style:name="T7" style:family="text">
      <style:text-properties officeooo:rsid="002041a5"/>
    </style:style>
    <style:style style:name="T8" style:family="text">
      <style:text-properties officeooo:rsid="0028b2cc"/>
    </style:style>
    <style:style style:name="T9" style:family="text">
      <style:text-properties officeooo:rsid="002ae3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80"/>NUMPY</text:p>
      <text:p text:style-name="P1"/>
      <text:p text:style-name="P2">What is NUMPY?</text:p>
      <text:p text:style-name="P2"/>
      <text:p text:style-name="P12">NumPy’s main object is the homogeneous multidimensional array. It is a table of elements (usually numbers), all of the same type, indexed by a tuple of positive integers. In NumPy dimensions are called <text:span text:style-name="Emphasis">axes</text:span>. The number of axes is <text:span text:style-name="Emphasis">rank</text:span>.</text:p>
      <text:p text:style-name="Text_20_body">For example, the coordinates of a point in 3D space <text:span text:style-name="Teletype">[1, 2, 1]</text:span> is an array of rank 1, because it has one axis. That axis has a length of 3. In the example pictured below, the array has rank 2 (it is 2-dimensional). The first dimension (axis) has a length of 2, the second dimension has a length of 3.</text:p>
      <text:p text:style-name="Preformatted_20_Text">[[ 1., 0., 0.],</text:p>
      <text:p text:style-name="P23"><text:s/>[ 0., 1., 2.]]</text:p>
      <text:p text:style-name="P13"><text:span text:style-name="T1">ndarray.ndim</text:span> </text:p>
      <text:p text:style-name="List_20_Contents">the number of axes (dimensions) of the array. In the Python world, the number of dimensions is referred to as <text:span text:style-name="Emphasis">rank</text:span>. </text:p>
      <text:p text:style-name="P14">ndarray.shape </text:p>
      <text:p text:style-name="List_20_Contents">the dimensions of the array. This is a tuple of integers indicating the size of the array in each dimension. For a matrix with <text:span text:style-name="Emphasis">n</text:span> rows and <text:span text:style-name="Emphasis">m</text:span> columns, <text:span text:style-name="Teletype">shape</text:span> will be <text:span text:style-name="Teletype">(n,m)</text:span>. The length of the <text:span text:style-name="Teletype">shape</text:span> tuple is therefore the rank, or number of dimensions, <text:span text:style-name="Teletype">ndim</text:span>. </text:p>
      <text:p text:style-name="List_20_Heading"><text:span text:style-name="T1">ndarray.size</text:span> </text:p>
      <text:p text:style-name="List_20_Contents">the total number of elements of the array. This is equal to the product of the elements of <text:span text:style-name="Teletype">shape</text:span>. </text:p>
      <text:p text:style-name="P14">ndarray.dtype </text:p>
      <text:p text:style-name="List_20_Contents">an object describing the type of the elements in the array. One can create or specify dtype’s using standard Python types. Additionally NumPy provides types of its own. numpy.int32, numpy.int16, and numpy.float64 are some examples. </text:p>
      <text:p text:style-name="List_20_Heading"><text:span text:style-name="T1">ndarray.itemsize</text:span> </text:p>
      <text:p text:style-name="List_20_Contents">the size in bytes of each element of the array. For example, an array of elements of type <text:span text:style-name="Teletype">float64</text:span> has <text:span text:style-name="Teletype">itemsize</text:span> 8 (=64/8), while one of type <text:span text:style-name="Teletype">complex32</text:span> has <text:span text:style-name="Teletype">itemsize</text:span> 4 (=32/8). It is equivalent to <text:span text:style-name="Teletype">ndarray.dtype.itemsize</text:span>. </text:p>
      <text:p text:style-name="List_20_Heading"><text:span text:style-name="T1">ndarray.data</text:span> </text:p>
      <text:p text:style-name="P24">the buffer containing the actual elements of the array. Normally, we won’t need to use this attribute because we will access the elements in an array using indexing facilities. </text:p>
      <text:p text:style-name="P2"/>
      <text:p text:style-name="P1">import numpy as np</text:p>
      <text:p text:style-name="P2">a = np.<text:span text:style-name="T2">arange(15).reshape(3,5)</text:span></text:p>
      <text:p text:style-name="P3">a.shape</text:p>
      <text:p text:style-name="P3">a.ndim</text:p>
      <text:p text:style-name="P3">a.dtype.name</text:p>
      <text:p text:style-name="P3">a.itemsize</text:p>
      <text:p text:style-name="P3">a.size</text:p>
      <text:p text:style-name="P3">type(a)</text:p>
      <text:p text:style-name="P4">&gt;&gt; a <text:s/>= np.array(1,2,3,4) <text:s/>#wrong</text:p>
      <text:p text:style-name="P4">&gt;&gt; a <text:s/>= <text:s/>np.array([1,2,3,4]) <text:s text:c="2"/>#right</text:p>
      <text:p text:style-name="P5">Array Creation</text:p>
      <text:p text:style-name="P5"/>
      <text:p text:style-name="P6">b = np.array([(1.5,2,3),(4,5,6)])</text:p>
      <text:p text:style-name="P6">print b</text:p>
      <text:p text:style-name="P6"><text:soft-page-break/>c = np.array([(1,2],[3,4]] , dtype=complex)</text:p>
      <text:p text:style-name="P6">print c</text:p>
      <text:p text:style-name="P9"><text:span text:style-name="T4">#</text:span>array([[ 1.+0.j, <text:s/>2.+0.j],</text:p>
      <text:p text:style-name="P23"><text:s text:c="7"/>[ 3.+0.j, <text:s/>4.+0.j]])</text:p>
      <text:p text:style-name="P6">a = np.zero((3,4))</text:p>
      <text:p text:style-name="P6">print a</text:p>
      <text:p text:style-name="P6"/>
      <text:p text:style-name="P9"><text:span text:style-name="T4">#</text:span>array([[ 0., <text:s/>0., <text:s/>0., <text:s/>0.],</text:p>
      <text:p text:style-name="Preformatted_20_Text"><text:s text:c="7"/>[ 0., <text:s/>0., <text:s/>0., <text:s/>0.],</text:p>
      <text:p text:style-name="P23"><text:s text:c="7"/>[ 0., <text:s/>0., <text:s/>0., <text:s/>0.]])</text:p>
      <text:p text:style-name="P16"><text:span text:style-name="T3">b <text:s/>= np.ones( (2,3,4), dtype=np.int16 )</text:span> </text:p>
      <text:p text:style-name="P6">print b</text:p>
      <text:p text:style-name="P18">#array([[[ 1, 1, 1, 1],</text:p>
      <text:p text:style-name="Preformatted_20_Text"><text:s text:c="8"/>[ 1, 1, 1, 1],</text:p>
      <text:p text:style-name="Preformatted_20_Text"><text:s text:c="8"/>[ 1, 1, 1, 1]],</text:p>
      <text:p text:style-name="Preformatted_20_Text"><text:s text:c="7"/>[[ 1, 1, 1, 1],</text:p>
      <text:p text:style-name="Preformatted_20_Text"><text:s text:c="8"/>[ 1, 1, 1, 1],</text:p>
      <text:p text:style-name="P23"><text:s text:c="8"/>[ 1, 1, 1, 1]]], dtype=int16)</text:p>
      <text:p text:style-name="P18"><text:span text:style-name="T7">c = </text:span>np.empty( (2,3) )</text:p>
      <text:p text:style-name="P10"><text:span text:style-name="T5">#</text:span>array([[ <text:s/>3.73603959e-262, <text:s text:c="2"/>6.02658058e-154, <text:s text:c="2"/>6.55490914e-260],</text:p>
      <text:p text:style-name="P23"><text:s text:c="7"/>[ <text:s/>5.30498948e-313, <text:s text:c="2"/>3.14673309e-307, <text:s text:c="2"/>1.00000000e+000]])</text:p>
      <text:p text:style-name="P19">np.arange( 10, 30, 5 )</text:p>
      <text:p text:style-name="P10"><text:span text:style-name="T5">#</text:span>array([10, 15, 20, 25])</text:p>
      <text:p text:style-name="P19">np.arange( 0, 2, 0.3 ) </text:p>
      <text:p text:style-name="P11"><text:span text:style-name="T5">#</text:span>array([ 0. , <text:s/>0.3, <text:s/>0.6, <text:s/>0.9, <text:s/>1.2, <text:s/>1.5, <text:s/>1.8])</text:p>
      <text:p text:style-name="P7"/>
      <text:p text:style-name="P19">from numpy import pi</text:p>
      <text:p text:style-name="P19">np.linspace( 0, 2, 9 ) <text:s/></text:p>
      <text:p text:style-name="P19">array([ 0. <text:s/>, <text:s/>0.25, <text:s/>0.5 , <text:s/>0.75, <text:s/>1. <text:s/>, <text:s/>1.25, <text:s/>1.5 , <text:s/>1.75, <text:s/>2. <text:s/>]</text:p>
      <text:p text:style-name="P19">x = np.linspace( 0, 2*pi, 100 ) </text:p>
      <text:p text:style-name="P19">f = np.sin(x)</text:p>
      <text:p text:style-name="P19"/>
      <text:p text:style-name="P19"/>
      <text:p text:style-name="P17">printing Arrays</text:p>
      <text:p text:style-name="P17"/>
      <text:p text:style-name="P19">a <text:s/>= np.arange(6)</text:p>
      <text:p text:style-name="P19">print a</text:p>
      <text:p text:style-name="P19">#[0,1,2,3,4,5]</text:p>
      <text:p text:style-name="P19">b = np.arange(12).reshape(4,3)</text:p>
      <text:p text:style-name="P19">print b</text:p>
      <text:p text:style-name="P21"><text:span text:style-name="T5">#</text:span>[[ 0 <text:s/>1 <text:s/>2]</text:p>
      <text:p text:style-name="Preformatted_20_Text"><text:s/>[ 3 <text:s/>4 <text:s/>5]</text:p>
      <text:p text:style-name="Preformatted_20_Text"><text:s/>[ 6 <text:s/>7 <text:s/>8]</text:p>
      <text:p text:style-name="P23"><text:s/>[ 9 10 11]]</text:p>
      <text:p text:style-name="P20">print(np.arange(1000))</text:p>
      <text:p text:style-name="P22"><text:span text:style-name="T6">#</text:span>[ <text:s text:c="2"/>0 <text:s text:c="3"/>1 <text:s text:c="3"/>2 ..., 9997 9998 9999]</text:p>
      <text:p text:style-name="P20">print(np.arange(10000).reshape(100,100))</text:p>
      <text:p text:style-name="P20">[[ <text:s text:c="2"/>0 <text:s text:c="3"/>1 <text:s text:c="3"/>2 ..., <text:s text:c="2"/>97 <text:s text:c="2"/>98 <text:s text:c="2"/>99]</text:p>
      <text:p text:style-name="Preformatted_20_Text"><text:s/>[ 100 <text:s/>101 <text:s/>102 ..., <text:s/>197 <text:s/>198 <text:s/>199]</text:p>
      <text:p text:style-name="Preformatted_20_Text"><text:s/>[ 200 <text:s/>201 <text:s/>202 ..., <text:s/>297 <text:s/>298 <text:s/>299]</text:p>
      <text:p text:style-name="Preformatted_20_Text"><text:s/>...,</text:p>
      <text:p text:style-name="Preformatted_20_Text"><text:s/>[9700 9701 9702 ..., 9797 9798 9799]</text:p>
      <text:p text:style-name="Preformatted_20_Text"><text:s/>[9800 9801 9802 ..., 9897 9898 9899]</text:p>
      <text:p text:style-name="P23"><text:s/>[9900 9901 9902 ..., 9997 9998 9999]]</text:p>
      <text:h text:style-name="P15" text:outline-level="3"><text:soft-page-break/>Basic Operations</text:h>
      <text:p text:style-name="P20"/>
      <text:p text:style-name="P20">a = np.array( [20,30,40,50] )</text:p>
      <text:p text:style-name="P20">b = np.arange( 4 )</text:p>
      <text:p text:style-name="P20">print b</text:p>
      <text:p text:style-name="P20">#array([0, 1, 2, 3])</text:p>
      <text:p text:style-name="P20">c = a-b</text:p>
      <text:p text:style-name="P20">print c</text:p>
      <text:p text:style-name="P20">#array([20, 29, 38, 47])</text:p>
      <text:p text:style-name="P20">b**2</text:p>
      <text:p text:style-name="P20"><text:span text:style-name="T8">#</text:span>array([0, 1, 4, 9])</text:p>
      <text:p text:style-name="P20">10*np.sin(a)</text:p>
      <text:p text:style-name="P20"><text:span text:style-name="T9">#</text:span>array([ 9.12945251, -9.88031624, <text:s/>7.4511316 , -2.62374854])</text:p>
      <text:p text:style-name="P20">a&lt;35</text:p>
      <text:p text:style-name="P20"><text:span text:style-name="T9">#</text:span>array([ True, True, False, False], dtype=bool)</text:p>
      <text:p text:style-name="P20"/>
      <text:p text:style-name="P20"/>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24:59.910869982</meta:creation-date>
    <dc:date>2017-08-21T15:37:48.230988848</dc:date>
    <meta:editing-duration>PT1H2M33S</meta:editing-duration>
    <meta:editing-cycles>8</meta:editing-cycles>
    <meta:generator>LibreOffice/5.1.6.2$Linux_X86_64 LibreOffice_project/10m0$Build-2</meta:generator>
    <meta:document-statistic meta:table-count="0" meta:image-count="0" meta:object-count="0" meta:page-count="3" meta:paragraph-count="94" meta:word-count="611" meta:character-count="3641" meta:non-whitespace-character-count="2865"/>
  </office:meta>
</office:document-meta>
</file>